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1492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2984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448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5972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746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895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0453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.1945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.3437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header>
          <text:p text:style-name="P1">Research organization/synthesis:<text:line-break/><text:line-break/>Systems &amp; Data I have so far:<text:line-break/><text:line-break/>Inositol:<text:line-break/>Monomer (control provided by Sarah's ST simulations)<text:line-break/>Oligomeric (disordered, monomers 2 (2oct) and 4 stranded (4oct) ) </text:p>
          <text:list>
            <text:list-item>
              <text:list>
                <text:list-item>
                  <text:p text:style-name="P1">rerun control simulations starting from uncorrelated snapshots</text:p>
                </text:list-item>
              </text:list>
            </text:list-item>
          </text:list>
          <text:p text:style-name="P1">Oligomeric (ordered - ap1face, ap2face)</text:p>
          <text:p text:style-name="P1"><text:line-break/>Fibrils (Slated, and perfect)<text:line-break/><text:line-break/>Cytochrome P450cam:<text:line-break/>Sampling at 68 ns<text:line-break/><text:line-break/>Back ups of CCB:<text:line-break/>- backed up control simulations of  4oct, in process of backing up 2oct<text:line-break/>- need to back up Cytop450<text:line-break/><text:line-break/>Analysis to do/Questions to probe / Simulations to run:<text:line-break/>- Take Ana's simulations at various stages of elongation and simulate with inositol -&gt; study effect of inositol on nucleation and elongation <text:line-break/><text:line-break/>Others: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1-12T13:54:51</meta:creation-date>
    <dc:date>2008-01-12T17:35:04</dc:date>
    <dc:language>en-US</dc:language>
    <meta:editing-cycles>4</meta:editing-cycles>
    <meta:editing-duration>PT3H30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98" meta:character-count="689"/>
  </office:meta>
</office:document-meta>
</file>